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40000041FFEC22E354511E2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02cm" svg:height="12.785cm" draw:z-index="0"><draw:image xlink:href="Pictures/10000001000006740000041FFEC22E354511E2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7:11:10.542936053</meta:creation-date>
    <dc:date>2023-11-01T17:12:43.104913772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